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/>
    </style:style>
    <style:style style:name="P2" style:parent-style-name="Sansinterligne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Sansinterligne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ansinterligne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" style:parent-style-name="Sansinterligne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ansinterligne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font-name="Wingdings" style:font-name-asian="Wingdings" style:font-name-complex="Wingdings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P12" style:parent-style-name="Sansinterligne" style:family="paragraph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font-name="Wingdings" style:font-name-asian="Wingdings" style:font-name-complex="Wingdings"/>
    </style:style>
    <style:style style:name="T15" style:parent-style-name="Policepardéfaut" style:family="text">
      <style:text-properties style:font-name="Wingdings" style:font-name-asian="Wingdings" style:font-name-complex="Wingdings"/>
    </style:style>
    <style:style style:name="P16" style:parent-style-name="Sansinterligne" style:family="paragraph">
      <style:paragraph-properties fo:text-indent="0.4916in"/>
    </style:style>
    <style:style style:name="P17" style:parent-style-name="Sansinterligne" style:family="paragraph">
      <style:paragraph-properties fo:text-indent="0.4916in"/>
    </style:style>
    <style:style style:name="P18" style:parent-style-name="Sansinterligne" style:family="paragraph">
      <style:paragraph-properties fo:text-indent="0.4916in"/>
    </style:style>
    <style:style style:name="T19" style:parent-style-name="Policepardéfaut" style:family="text">
      <style:text-properties style:font-name="Wingdings" style:font-name-asian="Wingdings" style:font-name-complex="Wingdings"/>
    </style:style>
    <style:style style:name="P20" style:parent-style-name="Sansinterligne" style:family="paragraph">
      <style:paragraph-properties fo:text-indent="0.4916in"/>
    </style:style>
    <style:style style:name="P21" style:parent-style-name="Sansinterligne" style:family="paragraph">
      <style:paragraph-properties fo:margin-left="0.6562in">
        <style:tab-stops/>
      </style:paragraph-properties>
    </style:style>
    <style:style style:name="P22" style:parent-style-name="Sansinterligne" style:family="paragraph">
      <style:paragraph-properties fo:text-indent="0.4916in"/>
    </style:style>
    <style:style style:name="P23" style:parent-style-name="Sansinterligne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udier Yanis</text:p>
      <text:p text:style-name="Sansinterligne">BSIO1</text:p>
      <text:p text:style-name="P2"/>
      <text:p text:style-name="P3"/>
      <text:p text:style-name="P4">Pseudo-code :</text:p>
      <text:p text:style-name="P5"><text:span text:style-name="T6">Nombre secret</text:span><text:span text:style-name="T7"> </text:span></text:p>
      <text:p text:style-name="Sansinterligne"/>
      <text:p text:style-name="P8">Variables :</text:p>
      <text:p text:style-name="P9"/>
      <text:p text:style-name="Sansinterligne">nombresecret<text:span text:style-name="T10"></text:span><text:s/>hasard(1,10000) (int)</text:p>
      <text:p text:style-name="Sansinterligne">essais<text:span text:style-name="T11"></text:span><text:s/>0 (int)</text:p>
      <text:p text:style-name="P12"/>
      <text:p text:style-name="Sansinterligne"><text:span text:style-name="T13">Début</text:span><text:s/></text:p>
      <text:p text:style-name="Sansinterligne"><text:tab/>Saisir nb_deviné</text:p>
      <text:p text:style-name="Sansinterligne"><text:tab/>essais<text:span text:style-name="T14"></text:span><text:s/>essais+1</text:p>
      <text:p text:style-name="Sansinterligne"/>
      <text:p text:style-name="Sansinterligne"><text:s text:c="5"/>Tant que nombredeviné != nombresecret<text:s/></text:p>
      <text:p text:style-name="Sansinterligne"><text:tab/>Si essais !=15 alors</text:p>
      <text:p text:style-name="Sansinterligne"><text:tab/><text:s text:c="8"/>Afficher (« Le nombre d’essais est de : »,essais)</text:p>
      <text:p text:style-name="Sansinterligne"><text:tab/><text:s text:c="8"/>Si nombredeviné &lt; nombresecret alors</text:p>
      <text:p text:style-name="Sansinterligne"><text:tab/><text:tab/><text:s text:c="8"/>Afficher (« Le nombre secret est plus grand ») <text:s/></text:p>
      <text:p text:style-name="Sansinterligne"><text:tab/><text:tab/><text:s text:c="8"/>essais<text:span text:style-name="T15"></text:span><text:s/>essais+1</text:p>
      <text:p text:style-name="Sansinterligne"><text:tab/><text:tab/><text:s text:c="8"/>Saisir nb_deviné <text:s text:c="2"/></text:p>
      <text:p text:style-name="Sansinterligne"><text:tab/></text:p>
      <text:p text:style-name="P16"><text:s text:c="7"/>Sinon Si nombredeviné &gt; nombresecret alors</text:p>
      <text:p text:style-name="P17"><text:tab/><text:s text:c="7"/>Afficher (« Le nombre secret est plus petit »)</text:p>
      <text:p text:style-name="P18"><text:tab/><text:s text:c="7"/>essais<text:span text:style-name="T19"></text:span><text:s/>essais+1 <text:s text:c="2"/></text:p>
      <text:p text:style-name="P20"><text:tab/><text:s text:c="6"/><text:s/>Saisir nb_deviné<text:s/></text:p>
      <text:p text:style-name="Sansinterligne"><text:tab/>Sinon<text:s/></text:p>
      <text:p text:style-name="Sansinterligne"><text:tab/><text:s text:c="4"/><text:s/>Afficher(« Vous avez atteint le nombre maximal d’essais. »)<text:s text:c="5"/></text:p>
      <text:p text:style-name="P21">Afficher(« Bien joué, tu as trouvé le nombre secret»,nombresecret, »au bout<text:s/><text:s text:c="14"/>de »,essais, « essais. »)</text:p>
      <text:p text:style-name="Sansinterligne"><text:s text:c="3"/><text:s/>Sinon<text:s/></text:p>
      <text:p text:style-name="Sansinterligne"><text:s text:c="3"/><text:tab/><text:s text:c="2"/>Afficher (« Vous avez trouvé »,nombresecret, « qui est le nombre secret<text:s/></text:p>
      <text:p text:style-name="Sansinterligne"><text:tab/><text:s/>au bout de »,essais, « essais.»)<text:tab/></text:p>
      <text:p text:style-name="P22"><text:s text:c="3"/><text:tab/><text:s text:c="2"/></text:p>
      <text:p text:style-name="Sansinterligne"><text:s text:c="4"/>Fin Tant que</text:p>
      <text:p text:style-name="Sansinterligne"/>
      <text:p text:style-name="P23">Fin</text:p>
      <text:p text:style-name="Sansinterligne"><text:tab/></text:p>
      <text:p text:style-name="Sansinterligne"><text:tab/></text:p>
      <text:p text:style-name="Sansinterligne"><text:tab/></text:p>
      <text:p text:style-name="Sansinterligne"><text:tab/></text:p>
      <text:p text:style-name="Sansinterligne"><text:tab/></text:p>
      <text:p text:style-name="Sansinterligne"><text:tab/></text:p>
      <text:p text:style-name="Sansinterligne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07T11:28:00Z</meta:creation-date>
    <dc:date>2020-10-08T07:23:00Z</dc:date>
    <meta:template xlink:href="Normal.dotm" xlink:type="simple"/>
    <meta:editing-cycles>9</meta:editing-cycles>
    <meta:editing-duration>PT2280S</meta:editing-duration>
    <meta:document-statistic meta:page-count="1" meta:paragraph-count="1" meta:word-count="150" meta:character-count="974" meta:row-count="6" meta:non-whitespace-character-count="825"/>
  </office:meta>
</office:document-meta>
</file>